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paragraph-properties fo:line-height="200%"/>
    </style:style>
    <style:style style:name="P4" style:parent-style-name="Standard" style:family="paragraph">
      <style:paragraph-properties fo:line-height="200%"/>
    </style:style>
    <style:style style:name="P5" style:parent-style-name="Standard" style:family="paragraph">
      <style:paragraph-properties fo:line-height="200%"/>
    </style:style>
    <style:style style:name="P6" style:parent-style-name="Standard" style:family="paragraph">
      <style:paragraph-properties fo:margin-bottom="0.1111in" fo:line-height="200%" fo:text-indent="0.4923in"/>
    </style:style>
    <style:style style:name="P7" style:parent-style-name="Standard" style:family="paragraph">
      <style:paragraph-properties fo:line-height="200%"/>
    </style:style>
    <style:style style:name="P8" style:parent-style-name="Standard" style:family="paragraph">
      <style:paragraph-properties fo:line-height="200%"/>
    </style:style>
    <style:style style:name="P9" style:parent-style-name="Standard" style:family="paragraph">
      <style:paragraph-properties fo:line-height="200%"/>
    </style:style>
    <style:style style:name="P10" style:parent-style-name="Standard" style:family="paragraph">
      <style:paragraph-properties fo:line-height="200%"/>
    </style:style>
  </office:automatic-styles>
  <office:body>
    <office:text text:use-soft-page-breaks="true">
      <text:p text:style-name="P1">Report</text:p>
      <text:p text:style-name="P2"/>
      <text:p text:style-name="P3">CSCE 274</text:p>
      <text:p text:style-name="P4"><text:tab/>We completed two separate programs for each task. The first one, named “task1,” for the first task periodically toggles the LEDs on the command module of the iRobot Create. The second one, “task2,” works by going through a loop and driving straight for a specified difference and then turning at the end of this distance. It will turn the same angle every time, because it needs to be designed to trace a pentagon. We specifically made a few design decisions of our own. The power light for both tasks was toggled to red so that we know our program was uploaded to eliminate potential errors. For Task 1, the lights were programmed to change from left to right every 100 milliseconds. And during these changes it also checked for bump sensors which toggled the LEDs as well. For Task 2, the LEDs were programmed to indicate which buttons (play or advance) were clicked. Play makes the left LED light up and advance makes the right LED light up. This helps to eliminate errors as well. We created "drive," "turn," and "stop" functions to accomplish the task. The "drive" function tells the robot to drive on a straight path forever at a specified rate of 100 mm/s until it is told to stop, which we programmed to occur after eight seconds of driving because each side of the pentagon is 80cm long. The "stop" function is used to make the robot stop at each vertex, as it sets the drive velocity to 0 cm/s after the eight seconds of driving is completed. The "turn" function tells the robot to turn the angle of a pentagon (108° or 3π/5 radians) after stopping at each vertex before continuing to drive again along the path. <text:s/></text:p>
      <text:p text:style-name="P5"><text:tab/>Task 1 does work. When the code is uploaded to the robot and the "Reset" button is pressed, the command module LEDs start toggling immediately back and forth every 100 milliseconds. If a bump sensor is activated, the according LED toggles, as well. There exists a small delay when the bump sensors are activated because of the delay of the periodic change of the lights, but it is barely noticeable at a high speed of change.</text:p>
      <text:p text:style-name="P6">Task 2 also works and shows a similar success as Task 1. When the code is uploaded and the "Reset" button is pressed, the robot is ready to run, but it needs to be placed on the pentagon-shaped<text:s/><text:soft-page-break/>tape pattern and the play or advance button needs to also be pressed for the robot to complete the task. When the play button is pressed, the robot begins to move along the perimeter of the pentagon for 80cm before reaching the first vertex. The robot then turns 108° clockwise and moves another 80cm along the pentagon's tape perimeter. The robot continues this process for five iterations until completing the pentagon pattern and returning to its original vertex position. When the advance button is pressed, the robot repeats the process of the play button except it moves in the counterclockwise position.<text:s/></text:p>
      <text:p text:style-name="P7"><text:tab/>For both tasks we collectively met in the lab when we all had free time, which was normally on the weekends. All team members showed up and played their part. We all contributed to each part of the project from the programming aspects to the documentation, but the primary leaders of each necessary tasks are attributed below.</text:p>
      <text:p text:style-name="P8">Conor Campbell - Task 1 code and write up</text:p>
      <text:p text:style-name="P9">Cory Novotny - Differential drive math and Task 2 write up</text:p>
      <text:p text:style-name="P10">Daniel Clements - Task 2 co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onor Campbell</dc:creator>
    <meta:creation-date>2015-09-20T20:20:00Z</meta:creation-date>
    <dc:date>2015-09-20T20:20:00Z</dc:date>
    <meta:template xlink:href="Normal.dotm" xlink:type="simple"/>
    <meta:editing-cycles>4</meta:editing-cycles>
    <meta:editing-duration>PT0S</meta:editing-duration>
    <meta:document-statistic meta:page-count="1" meta:paragraph-count="6" meta:word-count="497" meta:character-count="3329" meta:row-count="23" meta:non-whitespace-character-count="2838"/>
  </office:meta>
</office:document-meta>
</file>